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A4A902F238C8C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9A4A902F238C8C42.png" xlink:type="simple" xlink:show="embed" xlink:actuate="onLoad">
            <text:p/>
          </draw:image>
        </draw:frame>
        <draw:frame draw:style-name="gr2" draw:text-style-name="P7" draw:layer="layout" svg:width="21.902cm" svg:height="11.495cm" svg:x="3.049cm" svg:y="3.255cm">
          <draw:text-box>
            <text:p text:style-name="P2"><text:span text:style-name="T1">Schipbreuk</text:span></text:p>
            <text:p text:style-name="P3"><text:span text:style-name="T2">(Handelingen 27:1–28: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3:18.999000000</dc:date>
    <meta:editing-duration>PT49M6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